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Controller.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IntegrationTests.stream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tobufController.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Controller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IntegrationTests.empt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tobufController.messag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IntegrationTests.startServ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IntegrationTests.defaultInstanc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tobufIntegrationTests.valu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tobufController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IntegrationTests.value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